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Mono" fo:font-weight="bold" style:font-name-asian="Liberation Mono" style:font-weight-asian="bold" style:font-name-complex="Liberation Mono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79699669" calcext:value-type="float">
            <text:p>79699669</text:p>
          </table:table-cell>
          <table:table-cell table:style-name="ce6"/>
        </table:table-row>
        <table:table-row table:style-name="ro1">
          <table:table-cell office:value-type="float" office:value="54578972" calcext:value-type="float">
            <text:p>54578972</text:p>
          </table:table-cell>
          <table:table-cell table:style-name="ce2" office:value-type="float" office:value="99368556" calcext:value-type="float">
            <text:p>9936855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64508306" calcext:value-type="float">
            <text:p>64508306</text:p>
          </table:table-cell>
          <table:table-cell table:style-name="ce5" office:value-type="float" office:value="56554555" calcext:value-type="float">
            <text:p>56554555</text:p>
          </table:table-cell>
        </table:table-row>
        <table:table-row table:style-name="ro1">
          <table:table-cell office:value-type="float" office:value="79699669" calcext:value-type="float">
            <text:p>79699669</text:p>
          </table:table-cell>
          <table:table-cell table:style-name="ce2" office:value-type="float" office:value="54578972" calcext:value-type="float">
            <text:p>5457897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64508306" calcext:value-type="float">
            <text:p>64508306</text:p>
          </table:table-cell>
          <table:table-cell office:value-type="float" office:value="99368556" calcext:value-type="float">
            <text:p>9936855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56554555" calcext:value-type="float">
            <text:p>56554555</text:p>
          </table:table-cell>
          <table:table-cell office:value-type="float" office:value="64508306" calcext:value-type="float">
            <text:p>64508306</text:p>
          </table:table-cell>
          <table:table-cell table:number-columns-repeated="4"/>
        </table:table-row>
        <table:table-row table:style-name="ro1">
          <table:table-cell office:value-type="float" office:value="27101564" calcext:value-type="float">
            <text:p>27101564</text:p>
          </table:table-cell>
          <table:table-cell office:value-type="float" office:value="81480071" calcext:value-type="float">
            <text:p>81480071</text:p>
          </table:table-cell>
          <table:table-cell table:number-columns-repeated="4"/>
        </table:table-row>
        <table:table-row table:style-name="ro1">
          <table:table-cell office:value-type="float" office:value="89445516" calcext:value-type="float">
            <text:p>89445516</text:p>
          </table:table-cell>
          <table:table-cell office:value-type="float" office:value="27101564" calcext:value-type="float">
            <text:p>27101564</text:p>
          </table:table-cell>
          <table:table-cell table:number-columns-repeated="4"/>
        </table:table-row>
        <table:table-row table:style-name="ro1">
          <table:table-cell office:value-type="float" office:value="93762227" calcext:value-type="float">
            <text:p>93762227</text:p>
          </table:table-cell>
          <table:table-cell office:value-type="float" office:value="81480071" calcext:value-type="float">
            <text:p>81480071</text:p>
          </table:table-cell>
          <table:table-cell table:number-columns-repeated="4"/>
        </table:table-row>
        <table:table-row table:style-name="ro1">
          <table:table-cell office:value-type="float" office:value="89808815" calcext:value-type="float">
            <text:p>89808815</text:p>
          </table:table-cell>
          <table:table-cell office:value-type="float" office:value="93762227" calcext:value-type="float">
            <text:p>937622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6554555" calcext:value-type="float">
            <text:p>565545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762227" calcext:value-type="float">
            <text:p>93762227</text:p>
          </table:table-cell>
          <table:table-cell table:style-name="ce2" office:value-type="float" office:value="79699669" calcext:value-type="float">
            <text:p>79699669</text:p>
          </table:table-cell>
          <table:table-cell table:number-columns-repeated="4"/>
        </table:table-row>
        <table:table-row table:style-name="ro1">
          <table:table-cell office:value-type="float" office:value="99368556" calcext:value-type="float">
            <text:p>993685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508306" calcext:value-type="float">
            <text:p>64508306</text:p>
          </table:table-cell>
          <table:table-cell office:value-type="float" office:value="56554555" calcext:value-type="float">
            <text:p>56554555</text:p>
          </table:table-cell>
          <table:table-cell table:number-columns-repeated="4"/>
        </table:table-row>
        <table:table-row table:style-name="ro1">
          <table:table-cell office:value-type="float" office:value="27101564" calcext:value-type="float">
            <text:p>271015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368556" calcext:value-type="float">
            <text:p>99368556</text:p>
          </table:table-cell>
          <table:table-cell office:value-type="float" office:value="79699669" calcext:value-type="float">
            <text:p>79699669</text:p>
          </table:table-cell>
          <table:table-cell table:number-columns-repeated="4"/>
        </table:table-row>
        <table:table-row table:style-name="ro1">
          <table:table-cell office:value-type="float" office:value="93762227" calcext:value-type="float">
            <text:p>9376222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554555" calcext:value-type="float">
            <text:p>56554555</text:p>
          </table:table-cell>
          <table:table-cell office:value-type="float" office:value="54578972" calcext:value-type="float">
            <text:p>545789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31:13.762969069</meta:creation-date>
    <dc:date>2023-11-02T00:42:04.189340689</dc:date>
    <meta:editing-duration>PT10H10M50S</meta:editing-duration>
    <meta:editing-cycles>1</meta:editing-cycles>
    <meta:document-statistic meta:table-count="1" meta:cell-count="41" meta:object-count="0"/>
    <meta:generator>LibreOffice/7.5.7.1$Linux_X86_64 LibreOffice_project/50$Build-1</meta:generator>
  </office:meta>
</office:document-meta>
</file>